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B Handwriting" svg:font-family="'MB Handwrit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B Handwriting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" style:family="paragraph" style:parent-style-name="Standard">
      <style:text-properties style:font-name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my own handwriting in a font created at <text:a xlink:type="simple" xlink:href="http://www.fontcapture.com/">http://www.fontcapture.com</text:a></text:p>
      <text:p text:style-name="P1"/>
      <text:p text:style-name="P1">ABCDEFGHIJKLMNOPQRSTUVWXYZ</text:p>
      <text:p text:style-name="P1">abcdefghijklmnopqrstuvwxyz</text:p>
      <text:p text:style-name="P1">0123456789</text:p>
      <text:p text:style-name="P1">.,!?:;-'”&amp;\|/()[]{}&lt;&gt;+*=~@#%`$£</text:p>
      <text:p text:style-name="P1"/>
      <text:p text:style-name="P1">I've tried to embed the font in the PDF so hopefully you will see it and not a bunch of dots.</text:p>
      <text:p text:style-name="P1"/>
      <text:p text:style-name="P2">Here is the above text again in a normal font:</text:p>
      <text:p text:style-name="P1"><text:span text:style-name="T1">Here is my own handwriting in a font created at </text:span><text:a xlink:type="simple" xlink:href="http://www.fontcapture.com/"><text:span text:style-name="T1">http://www.fontcapture.com</text:span></text:a></text:p>
      <text:p text:style-name="P2"/>
      <text:p text:style-name="P2">ABCDEFGHIJKLMNOPQRSTUVWXYZ</text:p>
      <text:p text:style-name="P2">abcdefghijklmnopqrstuvwxyz</text:p>
      <text:p text:style-name="P2">0123456789</text:p>
      <text:p text:style-name="P2">.,!?:;-'”&amp;\|/()[]{}&lt;&gt;+*=~@#%`$£</text:p>
      <text:p text:style-name="P2"/>
      <text:p text:style-name="P2">I've tried to embed the font in the PDF so hopefully you will see it and not a bunch of do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B Handwriting" svg:font-family="'MB Handwrit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3T21:53:13</meta:creation-date>
    <meta:document-statistic meta:table-count="0" meta:image-count="0" meta:object-count="0" meta:page-count="1" meta:paragraph-count="13" meta:word-count="82" meta:character-count="566"/>
    <dc:date>2009-10-03T22:27:00</dc:date>
    <meta:editing-duration>PT00H01M31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